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fo:language="en" fo:country="US" fo:font-weight="normal" officeooo:rsid="00170313" officeooo:paragraph-rsid="00170313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line-height="200%"/>
      <style:text-properties fo:language="en" fo:country="US"/>
    </style:style>
    <style:style style:name="P3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30c7aa" officeooo:paragraph-rsid="0030c7aa" style:font-size-asian="12pt" style:font-weight-asian="normal" style:font-size-complex="12pt" style:font-weight-complex="normal"/>
    </style:style>
    <style:style style:name="T1" style:family="text">
      <style:text-properties officeooo:rsid="002d4bcf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5" text:is-list-header="true"><text:span text:style-name="T1">F</text:span>urniture.</text:h>
      <text:p text:style-name="P1"/>
      <text:section text:style-name="Sect1" text:name="Section1">
        <text:p text:style-name="P2">Armchair.</text:p>
        <text:p text:style-name="P2">Bed.</text:p>
        <text:p text:style-name="P2">Bench.</text:p>
        <text:p text:style-name="P2">Bookshelf.</text:p>
        <text:p text:style-name="P2">bunk bed.</text:p>
        <text:p text:style-name="P2">Cabinets.</text:p>
        <text:p text:style-name="P2">Chair.</text:p>
        <text:p text:style-name="P2">Closet.</text:p>
        <text:p text:style-name="P2">coat rack.</text:p>
        <text:p text:style-name="P2">coffee table.</text:p>
        <text:p text:style-name="P2">Couch.</text:p>
        <text:p text:style-name="P2">Cradle.</text:p>
        <text:p text:style-name="P2">Crib.</text:p>
        <text:p text:style-name="P2">Drawer.</text:p>
        <text:p text:style-name="P2">dresser.</text:p>
        <text:p text:style-name="P2">hammock.</text:p>
        <text:p text:style-name="P2">ironing board.</text:p>
        <text:p text:style-name="P2">nightstand.</text:p>
        <text:p text:style-name="P2">rocking chair.</text:p>
        <text:p text:style-name="P2">shelf.</text:p>
        <text:p text:style-name="P2">sofa bed.</text:p>
        <text:p text:style-name="P2">sofa.</text:p>
        <text:p text:style-name="P2">stools.</text:p>
        <text:p text:style-name="P2">swivel chair.</text:p>
        <text:p text:style-name="P2">table.</text:p>
        <text:p text:style-name="P2">TV rack.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7T17:03:40.737000000</dc:date>
    <dc:creator>E G</dc:creator>
    <meta:editing-duration>PT3H46M52S</meta:editing-duration>
    <meta:editing-cycles>26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7" meta:word-count="35" meta:character-count="227" meta:non-whitespace-character-count="219"/>
  </office:meta>
</office:document-meta>
</file>